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309.06pt"/>
    </style:style>
    <style:style style:name="co4" style:family="table-column">
      <style:table-column-properties fo:break-before="auto" style:column-width="213.19pt"/>
    </style:style>
    <style:style style:name="co5" style:family="table-column">
      <style:table-column-properties fo:break-before="auto" style:column-width="179.89pt"/>
    </style:style>
    <style:style style:name="co6" style:family="table-column">
      <style:table-column-properties fo:break-before="auto" style:column-width="403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Environment</text:p>
          </table:table-cell>
          <table:table-cell table:style-name="ce4" office:value-type="string" calcext:value-type="string">
            <text:p>QA URL: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sers:</text:p>
          </table:table-cell>
          <table:table-cell table:style-name="ce2" office:value-type="string" calcext:value-type="string">
            <text:p>Chrome, Edge, Firefox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TC #</text:p>
          </table:table-cell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Pre-conditions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Result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Log in</text:p>
          </table:table-cell>
          <table:table-cell table:style-name="ce5" office:value-type="string" calcext:value-type="string">
            <text:p>Verificar que usuario con permisos pueda loguearse a la aplicacion</text:p>
          </table:table-cell>
          <table:table-cell table:style-name="ce5" office:value-type="string" calcext:value-type="string">
            <text:p>Usuario con permisos para ingresar a la app.</text:p>
          </table:table-cell>
          <table:table-cell table:style-name="ce5" office:value-type="string" calcext:value-type="string">
            <text:p>1. Abrir browser</text:p>
            <text:p>2. Ingresar url</text:p>
            <text:p>3. Navegar al log in y hacer click</text:p>
            <text:p>4. Ingresar usuario y password</text:p>
          </table:table-cell>
          <table:table-cell table:style-name="ce5" office:value-type="string" calcext:value-type="string">
            <text:p>1. Browser se abre correctamente</text:p>
            <text:p>2. Carga la URL ok</text:p>
            <text:p>3. Se carga el formulario y los campos usuario y password estan visibles y habilitados.</text:p>
            <text:p>4. El usuario accede correctamente</text:p>
          </table:table-cell>
          <table:table-cell table:style-name="ce5" office:value-type="string" calcext:value-type="string">
            <text:p>1. OK</text:p>
            <text:p>2. OK</text:p>
            <text:p>3. OK</text:p>
            <text:p>4. OK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Log in</text:p>
          </table:table-cell>
          <table:table-cell table:style-name="ce5" office:value-type="string" calcext:value-type="string">
            <text:p>Verficar que usuario sin permisos no pueda loguearse a la aplicacion</text:p>
          </table:table-cell>
          <table:table-cell table:style-name="ce5" office:value-type="string" calcext:value-type="string">
            <text:p>Usuario sin permiso para ingresar a la app.</text:p>
          </table:table-cell>
          <table:table-cell table:style-name="ce5" office:value-type="string" calcext:value-type="string">
            <text:p>1. Abrir browser</text:p>
            <text:p>2. Ingresar url</text:p>
            <text:p>3. Navegar al log in y hacer click</text:p>
            <text:p>4. Ingresar usuario y password</text:p>
          </table:table-cell>
          <table:table-cell table:style-name="ce5" office:value-type="string" calcext:value-type="string">
            <text:p>1. Browser se abre correctamente</text:p>
            <text:p>2. Carga la URL ok</text:p>
            <text:p>3. Se carga el formulario y los campos usuario y password estan visibles y habilitados.</text:p>
            <text:p>4. Error usuario no tiene permisos para acceder</text:p>
          </table:table-cell>
          <table:table-cell table:style-name="ce5" office:value-type="string" calcext:value-type="string">
            <text:p>1. OK</text:p>
            <text:p>2. OK</text:p>
            <text:p>3. OK</text:p>
            <text:p>4. OK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Links</text:p>
          </table:table-cell>
          <table:table-cell table:style-name="ce5" office:value-type="string" calcext:value-type="string">
            <text:p>Verficar el acceso a la URL para contactos</text:p>
          </table:table-cell>
          <table:table-cell table:style-name="ce5"/>
          <table:table-cell table:style-name="ce5" office:value-type="string" calcext:value-type="string">
            <text:p>1. Abrir browser</text:p>
            <text:p>2. Ingresar url</text:p>
            <text:p>3. Dirigirse al link de contacto y hacer click</text:p>
          </table:table-cell>
          <table:table-cell table:style-name="ce5" office:value-type="string" calcext:value-type="string">
            <text:p>1. Browser se abre correctamente</text:p>
            <text:p>2. Carga la URL ok</text:p>
            <text:p>3. El usuario es navegado al formulario de contacto mostrando la URL: www.....</text:p>
          </table:table-cell>
          <table:table-cell table:style-name="ce5" office:value-type="string" calcext:value-type="string">
            <text:p>1. OK</text:p>
            <text:p>2. OK</text:p>
            <text:p>3. OK</text:p>
            <text:p/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Verificar que se pueda cargar más de un producto por pedido</text:p>
          </table:table-cell>
          <table:table-cell table:style-name="ce5" office:value-type="string" calcext:value-type="string">
            <text:p>* Usuario tiene permiso para ingresar a la app.</text:p>
            <text:p>* Usuario tiene permiso para cargar pedido.</text:p>
          </table:table-cell>
          <table:table-cell table:style-name="ce6" office:value-type="string" calcext:value-type="string">
            <text:p>1. Abrir browser</text:p>
            <text:p>2. Ingresar url</text:p>
            <text:p>3. Navegar al log in y hacer click</text:p>
            <text:p>4. Ingresar usuario y password</text:p>
            <text:p>5. Hacer click sobre "Productos" ubicado en el navigation bar</text:p>
            <text:p>6. Ingresar un 0 &gt; n &lt; 10 en producto A, producto B y producto C</text:p>
            <text:p>7. Presionar "Enviar pedido"</text:p>
          </table:table-cell>
          <table:table-cell table:style-name="ce5" office:value-type="string" calcext:value-type="string">
            <text:p>1. Browser se abre correctamente</text:p>
            <text:p>2. Carga la URL ok</text:p>
            <text:p>3. Se carga el formulario y los campos usuario y password estan visibles y habilitados.</text:p>
            <text:p>4. El usuario accede correctamente</text:p>
            <text:p>5. Formulario Productos se abre y muestra lista de productos.</text:p>
            <text:p>6. Numeros correctamente ingresados en productos A, B y C</text:p>
            <text:p>7. Pedido cargado correctamente y se muestra cantidad y descripcion de los productos cargados</text:p>
          </table:table-cell>
          <table:table-cell table:style-name="ce5" office:value-type="string" calcext:value-type="string">
            <text:p>1. OK</text:p>
            <text:p>2. OK</text:p>
            <text:p>3. OK</text:p>
            <text:p>4. OK</text:p>
            <text:p>5. OK</text:p>
            <text:p>6. OK</text:p>
            <text:p>7. OK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Verificar que no permita cargar dato != de number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Verficar que no permita ingresar decimal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Verificar que no permita cargar más de X cantida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Verificar que se pueda cargar 1 producto por pedido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Verificar que salte error si el usuario no tiene permisos para cargar pedido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Verificar la busqueda de productos por codigo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Verificar la busqueda de productos por descripcion</text:p>
          </table:table-cell>
          <table:table-cell table:style-name="ce5" table:number-columns-repeated="23"/>
          <table:table-cell table:number-columns-repeated="998"/>
        </table:table-row>
        <table:table-row table:style-name="ro1" table:number-rows-repeated="987">
          <table:table-cell table:style-name="ce2"/>
          <table:table-cell table:number-columns-repeated="1023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" meta:object-count="0"/>
    <meta:generator>LibreOfficeDev/6.0.5.2$Linux_X86_64 LibreOffice_project/</meta:generator>
  </office:meta>
</office:document-meta>
</file>